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yrus Adler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iss Pereira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5, 1929</text:p>
      <text:p text:style-name="P5">Month<text:tab/><text:tab/><text:tab/><text:tab/><text:tab/><text:tab/>March</text:p>
      <text:p text:style-name="P5">Year<text:tab/><text:tab/><text:tab/><text:tab/><text:tab/><text:tab/>1929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is is a photocopy of a typewritten letter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March 5, 1929./</text:p>
      <text:p text:style-name="P2">Dear Miss Pereira:/</text:p>
      <text:p text:style-name="P2"><text:tab/>I received the letter/ of Doctor Morais, had a copy made, and am/ returning it to you herewith. <text:s/>It is a very/ interesting personal touch and I am glad to/ have it./ <text:s/>Sincerely yours,/ CYRUS ADLER/</text:p>
      <text:p text:style-name="P2">Mrs. David Pereira/</text:p>
      <text:p text:style-name="P2">170 W. Coulter Street/</text:p>
      <text:p text:style-name="P2">Germantown, Philadelphia, Pa./</text:p>
      <text:p text:style-name="P2"/>
      <text:p text:style-name="P2">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35:39.28</meta:creation-date>
    <meta:document-statistic meta:table-count="0" meta:image-count="0" meta:object-count="0" meta:page-count="2" meta:paragraph-count="68" meta:word-count="222" meta:character-count="1595"/>
    <dc:date>2011-12-15T12:38:35.44</dc:date>
    <dc:creator>Penn Libraries</dc:creator>
    <meta:editing-duration>PT00H02M56S</meta:editing-duration>
    <meta:editing-cycles>1</meta:editing-cycles>
    <meta:generator>OpenOffice.org/3.2$Win32 OpenOffice.org_project/320m12$Build-9483</meta:generator>
  </office:meta>
</office:document-meta>
</file>